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60000004183472294A75245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 fo:min-height="0.844cm"/>
    </style:style>
    <style:style style:name="gr4" style:family="graphic" style:parent-style-name="objectwithoutfill">
      <style:graphic-properties draw:stroke="dash" draw:stroke-dash="Fine_20_Dashed" svg:stroke-width="0.051cm" svg:stroke-color="#b2b2b2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b2b2b2" draw:marker-start-width="0.381cm" draw:marker-end-width="0.381cm" draw:fill="none" draw:textarea-horizontal-align="justify" draw:textarea-vertical-align="middle" draw:auto-grow-height="false" fo:min-height="12.542cm" fo:min-width="25.356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51cm" svg:stroke-color="#b2b2b2" draw:marker-start-width="0.381cm" draw:marker-end-width="0.381cm" draw:fill="none" draw:textarea-horizontal-align="justify" draw:textarea-vertical-align="middle" draw:auto-grow-height="false" fo:min-height="6.124cm" fo:min-width="23.832cm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1cm" svg:stroke-color="#b2b2b2" draw:marker-start="" draw:marker-start-width="0.203cm" draw:marker-end="" draw:marker-end-width="0.203cm" draw:fill="none" draw:textarea-vertical-align="middle" fo:padding-top="0.15cm" fo:padding-bottom="0.15cm" fo:padding-left="0.275cm" fo:padding-right="0.275cm"/>
    </style:style>
    <style:style style:name="gr9" style:family="graphic" style:parent-style-name="Default_5f_1">
      <style:graphic-properties draw:stroke="none" draw:fill="none" fo:min-height="0.699cm"/>
    </style:style>
    <style:style style:name="gr10" style:family="graphic" style:parent-style-name="Default_5f_1">
      <style:graphic-properties svg:stroke-width="0.051cm" svg:stroke-color="#3465a4" draw:marker-start-width="0.344cm" draw:marker-end-width="0.344cm" draw:fill="none" draw:textarea-vertical-align="middle" draw:auto-grow-height="false" fo:min-height="2.566cm" fo:min-width="0cm" fo:padding-top="0.151cm" fo:padding-bottom="0.151cm" fo:padding-left="0.276cm" fo:padding-right="0.276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0.607cm"/>
    </style:style>
    <style:style style:name="gr12" style:family="graphic" style:parent-style-name="objectwithoutfill">
      <style:graphic-properties svg:stroke-width="0.051cm" svg:stroke-color="#000000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3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10.702cm" fo:min-width="0cm" fo:padding-top="0.151cm" fo:padding-bottom="0.151cm" fo:padding-left="0.276cm" fo:padding-right="0.276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355cm"/>
    </style:style>
    <style:style style:name="gr15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10.414cm" fo:min-width="0cm" fo:padding-top="0.151cm" fo:padding-bottom="0.151cm" fo:padding-left="0.276cm" fo:padding-right="0.276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1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18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3.102cm" fo:min-width="0cm" fo:padding-top="0.151cm" fo:padding-bottom="0.151cm" fo:padding-left="0.276cm" fo:padding-right="0.276cm"/>
    </style:style>
    <style:style style:name="gr19" style:family="graphic" style:parent-style-name="standard">
      <style:graphic-properties svg:stroke-width="0.051cm" svg:stroke-color="#b2b2b2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b2b2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22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6.429cm" fo:min-width="0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24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4.397cm" fo:min-width="0cm" fo:padding-top="0.151cm" fo:padding-bottom="0.151cm" fo:padding-left="0.276cm" fo:padding-right="0.276cm"/>
    </style:style>
    <style:style style:name="gr25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4.401cm" fo:min-width="0cm" fo:padding-top="0.151cm" fo:padding-bottom="0.151cm" fo:padding-left="0.276cm" fo:padding-right="0.276cm"/>
    </style:style>
    <style:style style:name="gr26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2.565cm" fo:min-width="0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0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3.914cm" fo:min-width="0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3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1.069cm" fo:min-width="0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6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4.297cm" fo:min-width="0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9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1.323cm" fo:min-width="0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42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10.075cm" fo:min-width="0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46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5.692cm" fo:min-width="0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50" style:family="graphic" style:parent-style-name="Default_5f_1">
      <style:graphic-properties draw:stroke="none" draw:fill="none" fo:min-height="0.957cm"/>
    </style:style>
    <style:style style:name="gr51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10.942cm" fo:min-width="0cm" fo:padding-top="0.151cm" fo:padding-bottom="0.151cm" fo:padding-left="0.276cm" fo:padding-right="0.276cm"/>
    </style:style>
    <style:style style:name="gr52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10.894cm" fo:min-width="0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55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3.073cm" fo:min-width="0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57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6.785cm" fo:min-width="0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59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4.295cm" fo:min-width="0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61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8.343cm" fo:min-width="0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0.943cm" fo:min-width="8.744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0.943cm" fo:min-width="8.744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36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color="#8392a4" style:font-name="Liberation Mono1"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text-properties fo:color="#c59ea0" style:font-name="Liberation Mono1" fo:font-size="20pt" style:font-size-asian="20pt" style:font-size-complex="20pt"/>
    </style:style>
    <style:style style:name="P8" style:family="paragraph">
      <loext:graphic-properties draw:fill="none"/>
      <style:text-properties fo:color="#dddddd" style:font-name="DejaVu Sans" fo:font-size="20pt" style:font-size-asian="20pt" style:font-size-complex="20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  <style:text-properties fo:color="#dddddd" style:font-name="DejaVu Sans" fo:font-size="20pt" style:font-size-asian="20pt" style:font-size-complex="20pt"/>
    </style:style>
    <style:style style:name="P11" style:family="paragraph">
      <loext:graphic-properties draw:fill="none"/>
      <style:text-properties style:font-name="Liberation Mono1" fo:font-size="10pt" style:font-size-asian="10pt" style:font-size-complex="10pt"/>
    </style:style>
    <style:style style:name="P12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b2b2b2" fo:font-size="10pt" style:font-size-asian="10pt" style:font-size-complex="10pt"/>
    </style:style>
    <style:style style:name="P14" style:family="paragraph">
      <loext:graphic-properties draw:fill="none"/>
      <style:text-properties style:font-name="Liberation Mono1" fo:font-size="12pt" style:font-size-asian="12pt" style:font-size-complex="12pt"/>
    </style:style>
    <style:style style:name="P15" style:family="paragraph">
      <loext:graphic-properties draw:fill="none"/>
      <style:text-properties style:font-name="DejaVu Sans"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c5000b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/>
      <style:paragraph-properties fo:text-align="center"/>
      <style:text-properties fo:color="#b2b2b2" fo:font-size="7pt" style:font-size-asian="7pt" style:font-size-complex="7pt"/>
    </style:style>
    <style:style style:name="P19" style:family="paragraph">
      <loext:graphic-properties draw:fill="none"/>
      <style:text-properties style:font-name="Liberation Mono1" fo:font-size="8.30000019073486pt" style:font-size-asian="8.30000019073486pt" style:font-size-complex="8.3000001907348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392a4" style:font-name="Liberation Mono1" fo:font-size="20pt" style:font-size-asian="20pt" style:font-size-complex="20pt"/>
    </style:style>
    <style:style style:name="T5" style:family="text">
      <style:text-properties style:font-name="Liberation Sans2" fo:font-size="10pt" style:font-size-asian="10pt" style:font-size-complex="10pt"/>
    </style:style>
    <style:style style:name="T6" style:family="text">
      <style:text-properties style:font-name="Liberation Mono1" fo:font-size="8pt" style:font-size-asian="8pt" style:font-size-complex="8pt"/>
    </style:style>
    <style:style style:name="T7" style:family="text">
      <style:text-properties style:font-name="Liberation Mono1" fo:font-size="8.30000019073486pt" style:font-size-asian="8.30000019073486pt" style:font-size-complex="8.30000019073486pt"/>
    </style:style>
    <style:style style:name="T8" style:family="text">
      <style:text-properties fo:color="#c59ea0" style:font-name="Liberation Mono1" fo:font-size="20pt" style:font-size-asian="20pt" style:font-size-complex="20pt"/>
    </style:style>
    <style:style style:name="T9" style:family="text">
      <style:text-properties fo:color="#dddddd" style:font-name="DejaVu Sans" fo:font-size="20pt" style:font-size-asian="20pt" style:font-size-complex="20pt"/>
    </style:style>
    <style:style style:name="T10" style:family="text">
      <style:text-properties style:font-name="Liberation Mono1" fo:font-size="12pt" style:font-size-asian="12pt" style:font-size-complex="12pt"/>
    </style:style>
    <style:style style:name="T11" style:family="text">
      <style:text-properties fo:color="#3465a4" fo:font-size="10pt" style:font-size-asian="10pt" style:font-size-complex="10pt"/>
    </style:style>
    <style:style style:name="T12" style:family="text">
      <style:text-properties fo:color="#b2b2b2" fo:font-size="10pt" style:font-size-asian="10pt" style:font-size-complex="10pt"/>
    </style:style>
    <style:style style:name="T13" style:family="text">
      <style:text-properties style:font-name="DejaVu Sans" fo:font-size="10pt" style:font-size-asian="10pt" style:font-size-complex="10pt"/>
    </style:style>
    <style:style style:name="T14" style:family="text">
      <style:text-properties fo:color="#c5000b" fo:font-size="10pt" style:font-size-asian="10pt" style:font-size-complex="10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8.30000019073486pt" fo:font-style="normal" fo:text-shadow="none" style:text-underline-style="none" fo:font-weight="normal" style:letter-kerning="true" style:font-name-asian="DejaVu Sans1" style:font-size-asian="8.30000019073486pt" style:font-style-asian="normal" style:font-weight-asian="normal" style:font-name-complex="DejaVu Sans1" style:font-size-complex="8.3000001907348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392a4" style:font-name="Liberation Mono1" fo:font-size="10pt" style:font-size-asian="10pt" style:font-size-complex="10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Mono1" fo:font-size="10pt" style:font-size-asian="10pt" style:font-size-complex="10pt"/>
    </style:style>
    <style:style style:name="T22" style:family="text">
      <style:text-properties fo:color="#c59ea0" style:font-name="Liberation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D Spec and DID Resolution Call</text:p>
          </draw:text-box>
        </draw:frame>
        <draw:frame presentation:style-name="pr2" draw:text-style-name="P1" draw:layer="layout" svg:width="25.199cm" svg:height="11.362cm" svg:x="1.4cm" svg:y="3.272cm" presentation:class="subtitle" presentation:user-transformed="true">
          <draw:text-box>
            <text:p><text:span text:style-name="T1">Work items of the W3C Credentials Community Group</text:span></text:p>
            <text:p><text:span text:style-name="T1">11</text:span><text:span text:style-name="T2">th</text:span><text:span text:style-name="T1"> April 2019</text:span></text:p>
            <text:p><text:span text:style-name="T3">IPR rules apply!</text:span></text:p>
            <text:p><text:span text:style-name="T1"/></text:p>
            <text:p><text:span text:style-name="T1">Zoom Call:</text:span></text:p>
            <text:p><text:span text:style-name="T1">https://zoom.us/j/7077077007</text:span></text:p>
            <text:p><text:span text:style-name="T1"/></text:p>
            <text:p><text:span text:style-name="T1">IRC Channel:</text:span></text:p>
            <text:p><text:span text:style-name="T1">(http://tinyurl.com/w3c-ccg, type q+ to get into the queue)</text:span></text:p>
            <text:p><text:span text:style-name="T1"/></text:p>
            <text:p><text:span text:style-name="T3">This call is being record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</text:span><text:span text:style-name="T7">"https://w3id.org/did/v1</text:span><text:span text:style-name="T7">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</text:span><text:span text:style-name="T7">"did:xyz:1234#keys-1",</text:span></text:p>
          <text:p text:style-name="P5"><text:span text:style-name="T7"><text:s text:c="4"/></text:span><text:span text:style-name="T7">"type": </text:span><text:span text:style-name="T7">"RsaVerificationKey2018"</text:span><text:span text:style-name="T7">,</text:span></text:p>
          <text:p text:style-name="P5"><text:span text:style-name="T7"><text:s text:c="4"/></text:span><text:span text:style-name="T7">"publicKeyPem": </text:span><text:span text:style-name="T7">"-----BEGIN </text:span><text:span text:style-name="T7">PUB...0101010..END PUB </text:span><text:span text:style-name="T7">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</text:span><text:span text:style-name="T7">"did:xyz:1234#agent",</text:span></text:p>
          <text:p text:style-name="P5"><text:span text:style-name="T7"><text:s text:c="4"/></text:span><text:span text:style-name="T7">"type": </text:span><text:span text:style-name="T7">"ExampleService",</text:span></text:p>
          <text:p text:style-name="P5"><text:span text:style-name="T7"><text:s text:c="4"/></text:span><text:span text:style-name="T7">"serviceEndpoint": </text:span><text:span text:style-name="T7">"https://example.com/mya</text:span><text:span text:style-name="T7">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frame draw:style-name="gr9" draw:text-style-name="P11" draw:layer="layout" svg:width="12.96cm" svg:height="0.949cm" svg:x="14.386cm" svg:y="10.523cm">
          <draw:text-box>
            <text:p><text:span text:style-name="T10">https://example.com/myagent/profile?query#frag</text:span></text:p>
          </draw:text-box>
        </draw:frame>
        <draw:custom-shape draw:style-name="gr13" draw:text-style-name="P3" draw:layer="layout" svg:width="0.406cm" svg:height="11.608cm" draw:transform="rotate (1.5707963267949) translate (14.651cm 1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3.855cm" svg:height="0.962cm" svg:x="18.473cm" svg:y="11.65cm">
          <draw:text-box>
            <text:p><text:span text:style-name="T12">Service Endpoint URI</text:span></text:p>
          </draw:text-box>
        </draw:fram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draw:custom-shape draw:style-name="gr15" draw:text-style-name="P3" draw:layer="layout" svg:width="0.406cm" svg:height="11.304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349cm" svg:y="12.688cm">
          <draw:text-box>
            <text:p text:style-name="P16"><text:span text:style-name="T14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frame draw:style-name="gr9" draw:text-style-name="P11" draw:layer="layout" svg:width="12.96cm" svg:height="0.949cm" svg:x="14.386cm" svg:y="10.523cm">
          <draw:text-box>
            <text:p><text:span text:style-name="T10">https://example.com/myagent/profile?query#frag</text:span></text:p>
          </draw:text-box>
        </draw:frame>
        <draw:custom-shape draw:style-name="gr13" draw:text-style-name="P3" draw:layer="layout" svg:width="0.406cm" svg:height="11.608cm" draw:transform="rotate (1.5707963267949) translate (14.651cm 1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3.855cm" svg:height="0.962cm" svg:x="18.473cm" svg:y="11.65cm">
          <draw:text-box>
            <text:p><text:span text:style-name="T12">Service Endpoint URI</text:span></text:p>
          </draw:text-box>
        </draw:fram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18" draw:text-style-name="P3" draw:layer="layout" svg:width="0.406cm" svg:height="3.404cm" draw:transform="rotate (1.5707963267949) translate (4.724cm 10.366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6.223cm" svg:y="9.298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9.229cm" svg:y="5.817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62cm" svg:y1="6.35cm" svg:x2="19.902cm" svg:y2="6.35cm">
          <text:p/>
        </draw:lin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draw:custom-shape draw:style-name="gr15" draw:text-style-name="P3" draw:layer="layout" svg:width="0.406cm" svg:height="11.304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349cm" svg:y="12.688cm">
          <draw:text-box>
            <text:p text:style-name="P16"><text:span text:style-name="T14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frame draw:style-name="gr9" draw:text-style-name="P11" draw:layer="layout" svg:width="12.96cm" svg:height="0.949cm" svg:x="14.386cm" svg:y="10.523cm">
          <draw:text-box>
            <text:p><text:span text:style-name="T10">https://example.com/myagent/profile?query#frag</text:span></text:p>
          </draw:text-box>
        </draw:frame>
        <draw:custom-shape draw:style-name="gr13" draw:text-style-name="P3" draw:layer="layout" svg:width="0.406cm" svg:height="11.608cm" draw:transform="rotate (1.5707963267949) translate (14.651cm 1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3.855cm" svg:height="0.962cm" svg:x="18.473cm" svg:y="11.65cm">
          <draw:text-box>
            <text:p><text:span text:style-name="T12">Service Endpoint URI</text:span></text:p>
          </draw:text-box>
        </draw:fram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22" draw:text-style-name="P3" draw:layer="layout" svg:width="0.406cm" svg:height="6.731cm" draw:transform="rotate (1.5707963267949) translate (14.651cm 10.362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0" draw:text-style-name="P3" draw:layer="layout" svg:x1="19.076cm" svg:y1="7.465cm" svg:x2="23.775cm" svg:y2="7.465cm">
          <text:p/>
        </draw:line>
        <draw:custom-shape draw:style-name="gr19" draw:text-style-name="P18" draw:layer="layout" svg:width="0.406cm" svg:height="0.406cm" svg:x="21.222cm" svg:y="7.598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7.813cm" svg:y="9.298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06cm" svg:height="3.404cm" draw:transform="rotate (1.5707963267949) translate (4.725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6.224cm" svg:y="9.299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draw:custom-shape draw:style-name="gr19" draw:text-style-name="P18" draw:layer="layout" svg:width="0.406cm" svg:height="0.406cm" svg:x="19.229cm" svg:y="5.818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62cm" svg:y1="6.351cm" svg:x2="19.902cm" svg:y2="6.351cm">
          <text:p/>
        </draw:line>
        <draw:custom-shape draw:style-name="gr15" draw:text-style-name="P3" draw:layer="layout" svg:width="0.406cm" svg:height="11.304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349cm" svg:y="12.688cm">
          <draw:text-box>
            <text:p text:style-name="P16"><text:span text:style-name="T14">DID URL</text:span></text:p>
          </draw:text-box>
        </draw:frame>
        <draw:frame draw:style-name="gr11" draw:text-style-name="P12" draw:layer="layout" svg:width="1.107cm" svg:height="0.962cm" svg:x="2.611cm" svg:y="11.663cm">
          <draw:text-box>
            <text:p><text:span text:style-name="T11">DI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5" draw:text-style-name="P3" draw:layer="layout" svg:width="0.406cm" svg:height="11.304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349cm" svg:y="12.701cm">
          <draw:text-box>
            <text:p text:style-name="P16"><text:span text:style-name="T14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frame draw:style-name="gr9" draw:text-style-name="P11" draw:layer="layout" svg:width="12.96cm" svg:height="0.949cm" svg:x="14.386cm" svg:y="10.523cm">
          <draw:text-box>
            <text:p><text:span text:style-name="T10">https://example.com/myagent/profile?query#frag</text:span></text:p>
          </draw:text-box>
        </draw:frame>
        <draw:custom-shape draw:style-name="gr13" draw:text-style-name="P3" draw:layer="layout" svg:width="0.406cm" svg:height="11.608cm" draw:transform="rotate (1.5707963267949) translate (14.651cm 1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3.855cm" svg:height="0.962cm" svg:x="18.473cm" svg:y="11.65cm">
          <draw:text-box>
            <text:p><text:span text:style-name="T12">Service Endpoint URI</text:span></text:p>
          </draw:text-box>
        </draw:fram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22" draw:text-style-name="P3" draw:layer="layout" svg:width="0.406cm" svg:height="6.731cm" draw:transform="rotate (1.5707963267949) translate (14.651cm 10.362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3" draw:layer="layout" svg:width="0.406cm" svg:height="4.699cm" draw:transform="rotate (1.5707963267949) translate (21.533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3" draw:layer="layout" svg:width="0.406cm" svg:height="4.703cm" draw:transform="rotate (1.5707963267949) translate (8.251cm 10.363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0" draw:text-style-name="P3" draw:layer="layout" svg:x1="19.076cm" svg:y1="7.465cm" svg:x2="23.775cm" svg:y2="7.465cm">
          <text:p/>
        </draw:line>
        <draw:custom-shape draw:style-name="gr19" draw:text-style-name="P18" draw:layer="layout" svg:width="0.406cm" svg:height="0.406cm" svg:x="10.399cm" svg:y="9.298cm">
          <text:p text:style-name="P16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21.222cm" svg:y="7.598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23.679cm" svg:y="9.298cm">
          <text:p text:style-name="P16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7.813cm" svg:y="9.298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06cm" svg:height="3.404cm" draw:transform="rotate (1.5707963267949) translate (4.725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6.224cm" svg:y="9.299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draw:custom-shape draw:style-name="gr19" draw:text-style-name="P18" draw:layer="layout" svg:width="0.406cm" svg:height="0.406cm" svg:x="19.229cm" svg:y="5.818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62cm" svg:y1="6.351cm" svg:x2="19.902cm" svg:y2="6.351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1" draw:layer="layout" svg:width="12.96cm" svg:height="0.949cm" svg:x="1.386cm" svg:y="10.521cm">
          <draw:text-box>
            <text:p><text:span text:style-name="T10">did:xyz:1234</text:span></text:p>
          </draw:text-box>
        </draw:fram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394cm" svg:height="3.024cm" draw:transform="rotate (1.5707963267949) translate (1.65cm 1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2cm">
          <draw:text-box>
            <text:p><text:span text:style-name="T11">DID</text:span></text:p>
          </draw:text-box>
        </draw:frame>
        <draw:custom-shape draw:style-name="gr26" draw:text-style-name="P3" draw:layer="layout" svg:width="0.406cm" svg:height="3.023cm" draw:transform="rotate (1.5707963267949) translate (1.65cm 12.67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2.208cm" svg:y="12.7cm">
          <draw:text-box>
            <text:p text:style-name="P16"><text:span text:style-name="T14">DID URL</text:span></text:p>
          </draw:text-box>
        </draw:frame>
        <draw:custom-shape draw:style-name="gr27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394cm" svg:height="3.024cm" draw:transform="rotate (1.5707963267949) translate (5.612cm 6.28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2cm">
          <draw:text-box>
            <text:p><text:span text:style-name="T11">DID</text:span></text:p>
          </draw:text-box>
        </draw:frame>
        <draw:line draw:style-name="gr12" draw:text-style-name="P3" draw:layer="layout" svg:x1="9.682cm" svg:y1="5.447cm" svg:x2="14.478cm" svg:y2="5.447cm">
          <text:p/>
        </draw:lin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3.985cm" svg:y1="9.906cm" svg:x2="14.015cm" svg:y2="15.078cm">
          <text:p/>
        </draw:line>
        <draw:custom-shape draw:style-name="gr28" draw:text-style-name="P6" draw:layer="layout" svg:width="11.938cm" svg:height="5.653cm" svg:x="14.646cm" svg:y="9.048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5.08cm" svg:y1="10.828cm" svg:x2="14.465cm" svg:y2="10.828cm">
          <text:p/>
        </draw:line>
        <draw:line draw:style-name="gr4" draw:text-style-name="P3" draw:layer="layout" svg:x1="12.08cm" svg:y1="1.634cm" svg:x2="12.08cm" svg:y2="5.142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draw:line draw:style-name="gr12" draw:text-style-name="P3" draw:layer="layout" svg:x1="20.615cm" svg:y1="7.874cm" svg:x2="20.615cm" svg:y2="8.828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#agent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30" draw:text-style-name="P3" draw:layer="layout" svg:width="0.406cm" svg:height="4.446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2.92cm" svg:y="12.701cm">
          <draw:text-box>
            <text:p text:style-name="P16"><text:span text:style-name="T14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31" draw:text-style-name="P6" draw:layer="layout" svg:width="11.938cm" svg:height="5.653cm" svg:x="14.646cm" svg:y="9.048cm">
          <text:p text:style-name="P5"><text:span text:style-name="T16">#ag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#agent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33" draw:text-style-name="P3" draw:layer="layout" svg:width="0.406cm" svg:height="1.371cm" draw:transform="rotate (1.5707963267949) translate (4.725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5.207cm" svg:y="9.299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11.938cm" svg:height="5.653cm" svg:x="14.646cm" svg:y="9.048cm">
          <text:p text:style-name="P5"><text:span text:style-name="T16">#ag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215cm" svg:y="9.575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10.109cm" svg:x2="19.914cm" svg:y2="10.109cm">
          <text:p/>
        </draw:lin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draw:custom-shape draw:style-name="gr19" draw:text-style-name="P18" draw:layer="layout" svg:width="0.406cm" svg:height="0.406cm" svg:x="19.216cm" svg:y="5.775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4cm" svg:y1="6.309cm" svg:x2="19.915cm" svg:y2="6.309cm">
          <text:p/>
        </draw:line>
        <draw:custom-shape draw:style-name="gr30" draw:text-style-name="P3" draw:layer="layout" svg:width="0.406cm" svg:height="4.446cm" draw:transform="rotate (1.5707963267949) translate (1.651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2.921cm" svg:y="12.688cm">
          <draw:text-box>
            <text:p text:style-name="P16"><text:span text:style-name="T14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#keys-1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36" draw:text-style-name="P3" draw:layer="layout" svg:width="0.406cm" svg:height="4.851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3.122cm" svg:y="12.701cm">
          <draw:text-box>
            <text:p text:style-name="P16"><text:span text:style-name="T14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37" draw:text-style-name="P6" draw:layer="layout" svg:width="11.938cm" svg:height="5.653cm" svg:x="14.646cm" svg:y="9.048cm">
          <text:p text:style-name="P5"><text:span text:style-name="T16">#keys-1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17"><text:s text:c="4"/></text:span><text:span text:style-name="T17">"publicKeyPem": "</text:span><text:span text:style-name="T7">-----BEGIN PUB...0101010..END PUB -----\r\n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#keys-1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36" draw:text-style-name="P3" draw:layer="layout" svg:width="0.406cm" svg:height="4.851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3.122cm" svg:y="12.701cm">
          <draw:text-box>
            <text:p text:style-name="P16"><text:span text:style-name="T14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19" draw:text-style-name="P18" draw:layer="layout" svg:width="0.406cm" svg:height="0.406cm" svg:x="19.311cm" svg:y="4.117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4.648cm" svg:x2="20.066cm" svg:y2="4.648cm">
          <text:p/>
        </draw:line>
        <draw:custom-shape draw:style-name="gr39" draw:text-style-name="P3" draw:layer="layout" svg:width="0.406cm" svg:height="1.625cm" draw:transform="rotate (1.5707963267949) translate (4.725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5.334cm" svg:y="9.299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11.938cm" svg:height="5.653cm" svg:x="14.646cm" svg:y="9.048cm">
          <text:p text:style-name="P5"><text:span text:style-name="T16">#keys-1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17"><text:s text:c="4"/></text:span><text:span text:style-name="T17">"publicKeyPem": "</text:span><text:span text:style-name="T7">-----BEGIN PUB...0101010..END PUB -----\r\n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311cm" svg:y="9.575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10.109cm" svg:x2="20.066cm" svg:y2="10.109cm">
          <text:p/>
        </draw:lin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5" draw:layer="layout" svg:width="12.96cm" svg:height="0.949cm" svg:x="1.175cm" svg:y="0.785cm">
          <draw:text-box>
            <text:p><text:span text:style-name="T13">Decentralized Identifier Registry</text:span></text:p>
          </draw:text-box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11.938cm" svg:height="5.653cm" svg:x="14.646cm" svg:y="2.605cm">
          <text:p text:style-name="P5"><text:span text:style-name="T5">DID Document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1101101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old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;version-time=1554389617#keys-1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42" draw:text-style-name="P3" draw:layer="layout" svg:width="0.406cm" svg:height="10.947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17cm" svg:y="12.701cm">
          <draw:text-box>
            <text:p text:style-name="P16"><text:span text:style-name="T14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43" draw:text-style-name="P6" draw:layer="layout" svg:width="11.938cm" svg:height="5.653cm" svg:x="14.646cm" svg:y="9.048cm">
          <text:p text:style-name="P5"><text:span text:style-name="T18">publicKey</text:span><text:span text:style-name="T5">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17"><text:s text:c="4"/></text:span><text:span text:style-name="T17">"publicKeyPem": "</text:span><text:span text:style-name="T7">-----BEGIN PUB...1101101..END PUB -----\r\n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frame draw:style-name="gr9" draw:text-style-name="P19" draw:layer="layout" svg:width="12.96cm" svg:height="0.949cm" svg:x="3.686cm" svg:y="3.014cm">
          <draw:text-box>
            <text:p><text:span text:style-name="T7">version-time=1554389617</text:span></text:p>
          </draw:text-box>
        </draw:frame>
        <draw:frame draw:style-name="gr9" draw:text-style-name="P15" draw:layer="layout" svg:width="12.96cm" svg:height="0.949cm" svg:x="3.675cm" svg:y="2.486cm">
          <draw:text-box>
            <text:p><text:span text:style-name="T19">resolve()</text:span><text:span text:style-name="T13"> options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5" draw:layer="layout" svg:width="12.96cm" svg:height="0.949cm" svg:x="1.175cm" svg:y="0.785cm">
          <draw:text-box>
            <text:p><text:span text:style-name="T13">Decentralized Identifier Registry</text:span></text:p>
          </draw:text-box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11.938cm" svg:height="5.653cm" svg:x="14.646cm" svg:y="2.605cm">
          <text:p text:style-name="P5"><text:span text:style-name="T5">DID Document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1101101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old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;version-time=1554389617#keys-1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45" draw:text-style-name="P6" draw:layer="layout" svg:width="11.938cm" svg:height="5.653cm" svg:x="14.646cm" svg:y="9.048cm">
          <text:p text:style-name="P5"><text:span text:style-name="T18">publicKey</text:span><text:span text:style-name="T5">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17"><text:s text:c="4"/></text:span><text:span text:style-name="T17">"publicKeyPem": "</text:span><text:span text:style-name="T7">-----BEGIN PUB...1101101..END PUB -----\r\n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frame draw:style-name="gr9" draw:text-style-name="P19" draw:layer="layout" svg:width="12.96cm" svg:height="0.949cm" svg:x="3.686cm" svg:y="3.014cm">
          <draw:text-box>
            <text:p><text:span text:style-name="T7">version-time=1554389617</text:span></text:p>
          </draw:text-box>
        </draw:frame>
        <draw:custom-shape draw:style-name="gr46" draw:text-style-name="P3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12.96cm" svg:height="0.949cm" svg:x="3.675cm" svg:y="2.486cm">
          <draw:text-box>
            <text:p><text:span text:style-name="T19">resolve()</text:span><text:span text:style-name="T13"> options:</text:span></text:p>
          </draw:text-box>
        </draw:frame>
        <draw:line draw:style-name="gr20" draw:text-style-name="P3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406cm" svg:height="10.947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17cm" svg:y="12.688cm">
          <draw:text-box>
            <text:p text:style-name="P16"><text:span text:style-name="T14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5" draw:layer="layout" svg:width="12.96cm" svg:height="0.949cm" svg:x="1.175cm" svg:y="0.785cm">
          <draw:text-box>
            <text:p><text:span text:style-name="T13">Decentralized Identifier Registry</text:span></text:p>
          </draw:text-box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11.938cm" svg:height="5.653cm" svg:x="14.646cm" svg:y="2.605cm">
          <text:p text:style-name="P5"><text:span text:style-name="T5">DID Document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1101101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old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;version-time=1554389617#keys-1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19" draw:text-style-name="P18" draw:layer="layout" svg:width="0.406cm" svg:height="0.406cm" svg:x="19.311cm" svg:y="4.117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4.648cm" svg:x2="20.066cm" svg:y2="4.648cm">
          <text:p/>
        </draw:line>
        <draw:custom-shape draw:style-name="gr39" draw:text-style-name="P3" draw:layer="layout" svg:width="0.406cm" svg:height="1.625cm" draw:transform="rotate (1.5707963267949) translate (10.849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1.458cm" svg:y="9.299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1.938cm" svg:height="5.653cm" svg:x="14.646cm" svg:y="9.048cm">
          <text:p text:style-name="P5"><text:span text:style-name="T18">publicKey</text:span><text:span text:style-name="T5">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17"><text:s text:c="4"/></text:span><text:span text:style-name="T17">"publicKeyPem": "</text:span><text:span text:style-name="T7">-----BEGIN PUB...1101101..END PUB -----\r\n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311cm" svg:y="9.575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10.109cm" svg:x2="20.066cm" svg:y2="10.109cm">
          <text:p/>
        </draw:line>
        <draw:frame draw:style-name="gr9" draw:text-style-name="P19" draw:layer="layout" svg:width="12.96cm" svg:height="0.949cm" svg:x="3.686cm" svg:y="3.014cm">
          <draw:text-box>
            <text:p><text:span text:style-name="T7">version-time=1554389617</text:span></text:p>
          </draw:text-box>
        </draw:frame>
        <draw:custom-shape draw:style-name="gr46" draw:text-style-name="P3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12.96cm" svg:height="0.949cm" svg:x="3.675cm" svg:y="2.486cm">
          <draw:text-box>
            <text:p><text:span text:style-name="T19">resolve()</text:span><text:span text:style-name="T13"> options:</text:span></text:p>
          </draw:text-box>
        </draw:frame>
        <draw:line draw:style-name="gr20" draw:text-style-name="P3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406cm" svg:height="10.947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17cm" svg:y="12.688cm">
          <draw:text-box>
            <text:p text:style-name="P16"><text:span text:style-name="T14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5" draw:layer="layout" svg:width="12.96cm" svg:height="0.949cm" svg:x="1.175cm" svg:y="0.785cm">
          <draw:text-box>
            <text:p><text:span text:style-name="T13">Decentralized Identifier Registry</text:span></text:p>
          </draw:text-box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11.938cm" svg:height="5.653cm" svg:x="14.646cm" svg:y="2.605cm">
          <text:p text:style-name="P5"><text:span text:style-name="T5">DID Document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1101101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old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11.684cm" svg:x2="14cm" svg:y2="15.078cm">
          <text:p/>
        </draw:line>
        <draw:frame draw:style-name="gr50" draw:text-style-name="P11" draw:layer="layout" svg:width="18.68cm" svg:height="1.207cm" svg:x="1.386cm" svg:y="10.523cm">
          <draw:text-box>
            <text:p><text:span text:style-name="T20">did:xyz:1234;version-time=1554389617</text:span><text:span text:style-name="T10">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9.462cm" svg:y1="10.828cm" svg:x2="20.453cm" svg:y2="10.828cm">
          <text:p/>
        </draw:line>
        <draw:frame draw:style-name="gr9" draw:text-style-name="P19" draw:layer="layout" svg:width="12.96cm" svg:height="0.949cm" svg:x="3.686cm" svg:y="3.014cm">
          <draw:text-box>
            <text:p><text:span text:style-name="T7">version-time=1554389617</text:span></text:p>
          </draw:text-box>
        </draw:frame>
        <draw:frame draw:style-name="gr9" draw:text-style-name="P15" draw:layer="layout" svg:width="12.96cm" svg:height="0.949cm" svg:x="3.675cm" svg:y="2.486cm">
          <draw:text-box>
            <text:p><text:span text:style-name="T19">resolve()</text:span><text:span text:style-name="T13"> options:</text:span></text:p>
          </draw:text-box>
        </draw:frame>
        <draw:frame draw:style-name="gr9" draw:text-style-name="P11" draw:layer="layout" svg:width="12.96cm" svg:height="0.949cm" svg:x="14.386cm" svg:y="12.71cm">
          <draw:text-box>
            <text:p><text:span text:style-name="T10">https://example.com/oldagent/profile?query#frag</text:span></text:p>
          </draw:text-box>
        </draw:frame>
        <draw:custom-shape draw:style-name="gr51" draw:text-style-name="P3" draw:layer="layout" svg:width="0.406cm" svg:height="11.862cm" draw:transform="rotate (1.5707963267949) translate (14.651cm 13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3.855cm" svg:height="0.962cm" svg:x="18.939cm" svg:y="13.837cm">
          <draw:text-box>
            <text:p><text:span text:style-name="T12">Service Endpoint URI</text:span></text:p>
          </draw:text-box>
        </draw:frame>
        <draw:custom-shape draw:style-name="gr52" draw:text-style-name="P3" draw:layer="layout" svg:width="0.406cm" svg:height="11.812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603cm" svg:y="12.688cm">
          <draw:text-box>
            <text:p text:style-name="P16"><text:span text:style-name="T14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5" draw:layer="layout" svg:width="12.96cm" svg:height="0.949cm" svg:x="1.175cm" svg:y="0.785cm">
          <draw:text-box>
            <text:p><text:span text:style-name="T13">Decentralized Identifier Registry</text:span></text:p>
          </draw:text-box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11.938cm" svg:height="5.653cm" svg:x="14.646cm" svg:y="2.605cm">
          <text:p text:style-name="P5"><text:span text:style-name="T5">DID Document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1101101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old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11.684cm" svg:x2="14cm" svg:y2="15.078cm">
          <text:p/>
        </draw:line>
        <draw:frame draw:style-name="gr50" draw:text-style-name="P11" draw:layer="layout" svg:width="18.68cm" svg:height="1.207cm" svg:x="1.386cm" svg:y="10.523cm">
          <draw:text-box>
            <text:p><text:span text:style-name="T20">did:xyz:1234;version-time=1554389617</text:span><text:span text:style-name="T10">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9.462cm" svg:y1="10.828cm" svg:x2="20.453cm" svg:y2="10.828cm">
          <text:p/>
        </draw:line>
        <draw:frame draw:style-name="gr9" draw:text-style-name="P19" draw:layer="layout" svg:width="12.96cm" svg:height="0.949cm" svg:x="3.686cm" svg:y="3.014cm">
          <draw:text-box>
            <text:p><text:span text:style-name="T7">version-time=1554389617</text:span></text:p>
          </draw:text-box>
        </draw:frame>
        <draw:custom-shape draw:style-name="gr46" draw:text-style-name="P3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12.96cm" svg:height="0.949cm" svg:x="3.675cm" svg:y="2.486cm">
          <draw:text-box>
            <text:p><text:span text:style-name="T19">resolve()</text:span><text:span text:style-name="T13"> options:</text:span></text:p>
          </draw:text-box>
        </draw:frame>
        <draw:line draw:style-name="gr20" draw:text-style-name="P3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2.96cm" svg:height="0.949cm" svg:x="14.386cm" svg:y="12.711cm">
          <draw:text-box>
            <text:p><text:span text:style-name="T10">https://example.com/oldagent/profile?query#frag</text:span></text:p>
          </draw:text-box>
        </draw:frame>
        <draw:custom-shape draw:style-name="gr51" draw:text-style-name="P3" draw:layer="layout" svg:width="0.406cm" svg:height="11.862cm" draw:transform="rotate (1.5707963267949) translate (14.651cm 13.8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3.855cm" svg:height="0.962cm" svg:x="18.939cm" svg:y="13.838cm">
          <draw:text-box>
            <text:p><text:span text:style-name="T12">Service Endpoint URI</text:span></text:p>
          </draw:text-box>
        </draw:frame>
        <draw:custom-shape draw:style-name="gr52" draw:text-style-name="P3" draw:layer="layout" svg:width="0.406cm" svg:height="11.812cm" draw:transform="rotate (1.5707963267949) translate (1.651cm 12.64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604cm" svg:y="12.675cm">
          <draw:text-box>
            <text:p text:style-name="P16"><text:span text:style-name="T14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5" draw:layer="layout" svg:width="12.96cm" svg:height="0.949cm" svg:x="1.175cm" svg:y="0.785cm">
          <draw:text-box>
            <text:p><text:span text:style-name="T13">Decentralized Identifier Registry</text:span></text:p>
          </draw:text-box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11.938cm" svg:height="5.653cm" svg:x="14.646cm" svg:y="2.605cm">
          <text:p text:style-name="P5"><text:span text:style-name="T5">DID Document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1101101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old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11.684cm" svg:x2="14cm" svg:y2="15.078cm">
          <text:p/>
        </draw:line>
        <draw:frame draw:style-name="gr50" draw:text-style-name="P11" draw:layer="layout" svg:width="18.68cm" svg:height="1.207cm" svg:x="1.386cm" svg:y="10.523cm">
          <draw:text-box>
            <text:p><text:span text:style-name="T20">did:xyz:1234;version-time=1554389617</text:span><text:span text:style-name="T10">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9.462cm" svg:y1="10.828cm" svg:x2="20.453cm" svg:y2="10.828cm">
          <text:p/>
        </draw:line>
        <draw:custom-shape draw:style-name="gr55" draw:text-style-name="P3" draw:layer="layout" svg:width="0.406cm" svg:height="3.375cm" draw:transform="rotate (1.5707963267949) translate (10.849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2.333cm" svg:y="9.299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9" draw:layer="layout" svg:width="12.96cm" svg:height="0.949cm" svg:x="3.686cm" svg:y="3.014cm">
          <draw:text-box>
            <text:p><text:span text:style-name="T7">version-time=1554389617</text:span></text:p>
          </draw:text-box>
        </draw:frame>
        <draw:custom-shape draw:style-name="gr46" draw:text-style-name="P3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12.96cm" svg:height="0.949cm" svg:x="3.675cm" svg:y="2.486cm">
          <draw:text-box>
            <text:p><text:span text:style-name="T19">resolve()</text:span><text:span text:style-name="T13"> options:</text:span></text:p>
          </draw:text-box>
        </draw:frame>
        <draw:custom-shape draw:style-name="gr19" draw:text-style-name="P18" draw:layer="layout" svg:width="0.406cm" svg:height="0.406cm" svg:x="19.229cm" svg:y="5.818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62cm" svg:y1="6.351cm" svg:x2="19.902cm" svg:y2="6.351cm">
          <text:p/>
        </draw:line>
        <draw:line draw:style-name="gr20" draw:text-style-name="P3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2.96cm" svg:height="0.949cm" svg:x="14.386cm" svg:y="12.711cm">
          <draw:text-box>
            <text:p><text:span text:style-name="T10">https://example.com/oldagent/profile?query#frag</text:span></text:p>
          </draw:text-box>
        </draw:frame>
        <draw:custom-shape draw:style-name="gr51" draw:text-style-name="P3" draw:layer="layout" svg:width="0.406cm" svg:height="11.862cm" draw:transform="rotate (1.5707963267949) translate (14.651cm 13.8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3.855cm" svg:height="0.962cm" svg:x="18.939cm" svg:y="13.838cm">
          <draw:text-box>
            <text:p><text:span text:style-name="T12">Service Endpoint URI</text:span></text:p>
          </draw:text-box>
        </draw:frame>
        <draw:custom-shape draw:style-name="gr52" draw:text-style-name="P3" draw:layer="layout" svg:width="0.406cm" svg:height="11.812cm" draw:transform="rotate (1.5707963267949) translate (1.651cm 12.64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604cm" svg:y="12.675cm">
          <draw:text-box>
            <text:p text:style-name="P16"><text:span text:style-name="T14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5" draw:layer="layout" svg:width="12.96cm" svg:height="0.949cm" svg:x="1.175cm" svg:y="0.785cm">
          <draw:text-box>
            <text:p><text:span text:style-name="T13">Decentralized Identifier Registry</text:span></text:p>
          </draw:text-box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1.938cm" svg:height="5.653cm" svg:x="14.646cm" svg:y="2.605cm">
          <text:p text:style-name="P5"><text:span text:style-name="T5">DID Document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1101101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old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11.684cm" svg:x2="14cm" svg:y2="15.078cm">
          <text:p/>
        </draw:line>
        <draw:frame draw:style-name="gr50" draw:text-style-name="P11" draw:layer="layout" svg:width="18.68cm" svg:height="1.207cm" svg:x="1.386cm" svg:y="10.523cm">
          <draw:text-box>
            <text:p><text:span text:style-name="T20">did:xyz:1234;version-time=1554389617</text:span><text:span text:style-name="T10">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9.462cm" svg:y1="10.828cm" svg:x2="20.453cm" svg:y2="10.828cm">
          <text:p/>
        </draw:line>
        <draw:custom-shape draw:style-name="gr55" draw:text-style-name="P3" draw:layer="layout" svg:width="0.406cm" svg:height="3.375cm" draw:transform="rotate (1.5707963267949) translate (10.849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2.333cm" svg:y="9.299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9" draw:layer="layout" svg:width="12.96cm" svg:height="0.949cm" svg:x="3.686cm" svg:y="3.014cm">
          <draw:text-box>
            <text:p><text:span text:style-name="T7">version-time=1554389617</text:span></text:p>
          </draw:text-box>
        </draw:frame>
        <draw:custom-shape draw:style-name="gr46" draw:text-style-name="P3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12.96cm" svg:height="0.949cm" svg:x="3.675cm" svg:y="2.486cm">
          <draw:text-box>
            <text:p><text:span text:style-name="T19">resolve()</text:span><text:span text:style-name="T13"> options:</text:span></text:p>
          </draw:text-box>
        </draw:frame>
        <draw:custom-shape draw:style-name="gr57" draw:text-style-name="P3" draw:layer="layout" svg:width="0.406cm" svg:height="7.087cm" draw:transform="rotate (1.5707963267949) translate (14.651cm 12.549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7.991cm" svg:y="11.485cm">
          <text:p text:style-name="P16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9.229cm" svg:y="5.818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62cm" svg:y1="6.351cm" svg:x2="19.902cm" svg:y2="6.351cm">
          <text:p/>
        </draw:line>
        <draw:line draw:style-name="gr20" draw:text-style-name="P3" draw:layer="layout" svg:x1="19.077cm" svg:y1="7.466cm" svg:x2="24.13cm" svg:y2="7.466cm">
          <text:p/>
        </draw:line>
        <draw:custom-shape draw:style-name="gr19" draw:text-style-name="P18" draw:layer="layout" svg:width="0.406cm" svg:height="0.406cm" svg:x="21.4cm" svg:y="7.599cm">
          <text:p text:style-name="P16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2.96cm" svg:height="0.949cm" svg:x="14.386cm" svg:y="12.711cm">
          <draw:text-box>
            <text:p><text:span text:style-name="T10">https://example.com/oldagent/profile?query#frag</text:span></text:p>
          </draw:text-box>
        </draw:frame>
        <draw:custom-shape draw:style-name="gr51" draw:text-style-name="P3" draw:layer="layout" svg:width="0.406cm" svg:height="11.862cm" draw:transform="rotate (1.5707963267949) translate (14.651cm 13.8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3.855cm" svg:height="0.962cm" svg:x="18.939cm" svg:y="13.838cm">
          <draw:text-box>
            <text:p><text:span text:style-name="T12">Service Endpoint URI</text:span></text:p>
          </draw:text-box>
        </draw:frame>
        <draw:custom-shape draw:style-name="gr52" draw:text-style-name="P3" draw:layer="layout" svg:width="0.406cm" svg:height="11.812cm" draw:transform="rotate (1.5707963267949) translate (1.651cm 12.64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604cm" svg:y="12.675cm">
          <draw:text-box>
            <text:p text:style-name="P16"><text:span text:style-name="T14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5" draw:layer="layout" svg:width="12.96cm" svg:height="0.949cm" svg:x="1.175cm" svg:y="0.785cm">
          <draw:text-box>
            <text:p><text:span text:style-name="T13">Decentralized Identifier Registry</text:span></text:p>
          </draw:text-box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11.938cm" svg:height="5.653cm" svg:x="14.646cm" svg:y="2.605cm">
          <text:p text:style-name="P5"><text:span text:style-name="T5">DID Document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1101101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old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11.684cm" svg:x2="14cm" svg:y2="15.078cm">
          <text:p/>
        </draw:line>
        <draw:frame draw:style-name="gr50" draw:text-style-name="P11" draw:layer="layout" svg:width="18.68cm" svg:height="1.207cm" svg:x="1.386cm" svg:y="10.523cm">
          <draw:text-box>
            <text:p><text:span text:style-name="T20">did:xyz:1234;version-time=1554389617</text:span><text:span text:style-name="T10">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9.462cm" svg:y1="10.828cm" svg:x2="20.453cm" svg:y2="10.828cm">
          <text:p/>
        </draw:line>
        <draw:custom-shape draw:style-name="gr55" draw:text-style-name="P3" draw:layer="layout" svg:width="0.406cm" svg:height="3.375cm" draw:transform="rotate (1.5707963267949) translate (10.849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2.333cm" svg:y="9.299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9" draw:layer="layout" svg:width="12.96cm" svg:height="0.949cm" svg:x="3.686cm" svg:y="3.014cm">
          <draw:text-box>
            <text:p><text:span text:style-name="T7">version-time=1554389617</text:span></text:p>
          </draw:text-box>
        </draw:frame>
        <draw:custom-shape draw:style-name="gr46" draw:text-style-name="P3" draw:layer="layout" svg:width="0.406cm" svg:height="5.994cm" draw:transform="rotate (1.5707963267949) translate (4.725cm 10.3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3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12.96cm" svg:height="0.949cm" svg:x="3.675cm" svg:y="2.486cm">
          <draw:text-box>
            <text:p><text:span text:style-name="T19">resolve()</text:span><text:span text:style-name="T13"> options:</text:span></text:p>
          </draw:text-box>
        </draw:frame>
        <draw:custom-shape draw:style-name="gr19" draw:text-style-name="P18" draw:layer="layout" svg:width="0.406cm" svg:height="0.406cm" svg:x="19.229cm" svg:y="5.818cm">
          <text:p text:style-name="P1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62cm" svg:y1="6.351cm" svg:x2="19.902cm" svg:y2="6.351cm">
          <text:p/>
        </draw:line>
        <draw:custom-shape draw:style-name="gr59" draw:text-style-name="P3" draw:layer="layout" svg:width="0.406cm" svg:height="4.597cm" draw:transform="rotate (1.5707963267949) translate (21.871cm 12.55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23.966cm" svg:y="11.48cm">
          <text:p text:style-name="P16"><text:span text:style-name="T1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406cm" svg:height="4.703cm" draw:transform="rotate (1.5707963267949) translate (14.351cm 10.364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6.499cm" svg:y="9.299cm">
          <text:p text:style-name="P16"><text:span text:style-name="T1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3.962cm" svg:y1="3.548cm" svg:x2="7.912cm" svg:y2="3.548cm">
          <text:p/>
        </draw:line>
        <draw:custom-shape draw:style-name="gr19" draw:text-style-name="P18" draw:layer="layout" svg:width="0.406cm" svg:height="0.406cm" svg:x="5.734cm" svg:y="3.7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2.96cm" svg:height="0.949cm" svg:x="14.386cm" svg:y="12.711cm">
          <draw:text-box>
            <text:p><text:span text:style-name="T10">https://example.com/oldagent/profile?query#frag</text:span></text:p>
          </draw:text-box>
        </draw:frame>
        <draw:custom-shape draw:style-name="gr51" draw:text-style-name="P3" draw:layer="layout" svg:width="0.406cm" svg:height="11.862cm" draw:transform="rotate (1.5707963267949) translate (14.651cm 13.8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3.855cm" svg:height="0.962cm" svg:x="18.939cm" svg:y="13.838cm">
          <draw:text-box>
            <text:p><text:span text:style-name="T12">Service Endpoint URI</text:span></text:p>
          </draw:text-box>
        </draw:frame>
        <draw:custom-shape draw:style-name="gr57" draw:text-style-name="P3" draw:layer="layout" svg:width="0.406cm" svg:height="7.087cm" draw:transform="rotate (1.5707963267949) translate (14.651cm 12.55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7.991cm" svg:y="11.486cm">
          <text:p text:style-name="P16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9.078cm" svg:y1="7.467cm" svg:x2="24.131cm" svg:y2="7.467cm">
          <text:p/>
        </draw:line>
        <draw:custom-shape draw:style-name="gr19" draw:text-style-name="P18" draw:layer="layout" svg:width="0.406cm" svg:height="0.406cm" svg:x="21.401cm" svg:y="7.6cm">
          <text:p text:style-name="P16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0.406cm" svg:height="11.812cm" draw:transform="rotate (1.5707963267949) translate (1.651cm 12.64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6.604cm" svg:y="12.675cm">
          <draw:text-box>
            <text:p text:style-name="P16"><text:span text:style-name="T14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;type=schema;id=z9y8x7w6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draw:custom-shape draw:style-name="gr61" draw:text-style-name="P3" draw:layer="layout" svg:width="0.406cm" svg:height="9.119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5.256cm" svg:y="12.688cm">
          <draw:text-box>
            <text:p text:style-name="P16"><text:span text:style-name="T14">DID URL</text:span></text:p>
          </draw:text-box>
        </draw:frame>
        <draw:custom-shape draw:style-name="gr62" draw:text-style-name="P6" draw:layer="layout" svg:width="11.938cm" svg:height="5.653cm" svg:x="14.634cm" svg:y="9.035cm">
          <text:p text:style-name="P5"><text:span text:style-name="T18">Schema</text:span><text:span text:style-name="T5"> (id </text:span><text:span text:style-name="T21">z9y8x7w6</text:span><text:span text:style-name="T5">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z9y8x7w6",</text:span></text:p>
          <text:p text:style-name="P5"><text:span text:style-name="T7"><text:s text:c="4"/></text:span><text:span text:style-name="T7">"type": "Schema",</text:span></text:p>
          <text:p text:style-name="P5"><text:span text:style-name="T17"><text:s text:c="4"/></text:span><text:span text:style-name="T17">"schema": "...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9.296cm" svg:height="1.245cm" svg:x="17.322cm" svg:y="0.522cm">
          <text:p text:style-name="P5"><text:span text:style-name="T18">Schema</text:span><text:span text:style-name="T5"> (id </text:span><text:span text:style-name="T21">z9y8x7w6</text:span><text:span text:style-name="T5">)</text:span></text:p>
          <text:p text:style-name="P5"><text:span text:style-name="T6"/></text:p>
          <text:p text:style-name="P5"><text:span text:style-name="T7">{ "id": "z9y8x7w6", "type": "Schema", ...</text:span><text:span text:style-name="T17"> </text:span><text:span text:style-name="T7">}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5.654cm" svg:y1="1.524cm" svg:x2="25.654cm" svg:y2="8.89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;type=schema;id=z9y8x7w6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draw:custom-shape draw:style-name="gr61" draw:text-style-name="P3" draw:layer="layout" svg:width="0.406cm" svg:height="9.119cm" draw:transform="rotate (1.5707963267949) translate (1.65cm 12.6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5.256cm" svg:y="12.688cm">
          <draw:text-box>
            <text:p text:style-name="P16"><text:span text:style-name="T14">DID URL</text:span></text:p>
          </draw:text-box>
        </draw:frame>
        <draw:custom-shape draw:style-name="gr46" draw:text-style-name="P3" draw:layer="layout" svg:width="0.406cm" svg:height="5.994cm" draw:transform="rotate (1.5707963267949) translate (4.726cm 10.369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2cm" svg:y="9.301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11.938cm" svg:height="5.653cm" svg:x="14.634cm" svg:y="9.035cm">
          <text:p text:style-name="P5"><text:span text:style-name="T18">Schema</text:span><text:span text:style-name="T5"> (id </text:span><text:span text:style-name="T21">z9y8x7w6</text:span><text:span text:style-name="T5">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z9y8x7w6",</text:span></text:p>
          <text:p text:style-name="P5"><text:span text:style-name="T7"><text:s text:c="4"/></text:span><text:span text:style-name="T7">"type": "Schema",</text:span></text:p>
          <text:p text:style-name="P5"><text:span text:style-name="T17"><text:s text:c="4"/></text:span><text:span text:style-name="T17">"schema": "...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6" draw:layer="layout" svg:width="9.296cm" svg:height="1.245cm" svg:x="17.322cm" svg:y="0.522cm">
          <text:p text:style-name="P5"><text:span text:style-name="T18">Schema</text:span><text:span text:style-name="T5"> (id </text:span><text:span text:style-name="T21">z9y8x7w6</text:span><text:span text:style-name="T5">)</text:span></text:p>
          <text:p text:style-name="P5"><text:span text:style-name="T6"/></text:p>
          <text:p text:style-name="P5"><text:span text:style-name="T7">{ "id": "z9y8x7w6", "type": "Schema", ...</text:span><text:span text:style-name="T17"> </text:span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21.448cm" svg:y="0.695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25.654cm" svg:y1="1.524cm" svg:x2="25.654cm" svg:y2="8.89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523cm">
          <draw:text-box>
            <text:p><text:span text:style-name="T10">did:xyz:1234#keys-1</text:span></text:p>
          </draw:text-box>
        </draw:frame>
        <draw:custom-shape draw:style-name="gr10" draw:text-style-name="P3" draw:layer="layout" svg:width="0.394cm" svg:height="3.024cm" draw:transform="rotate (1.5707963267949) translate (1.65cm 11.6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663cm">
          <draw:text-box>
            <text:p><text:span text:style-name="T11">DID</text:span></text:p>
          </draw:text-box>
        </draw:frame>
        <draw:custom-shape draw:style-name="gr36" draw:text-style-name="P3" draw:layer="layout" svg:width="0.406cm" svg:height="4.851cm" draw:transform="rotate (1.5707963267949) translate (1.65cm 12.6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7" draw:layer="layout" svg:width="1.907cm" svg:height="0.962cm" svg:x="3.122cm" svg:y="12.701cm">
          <draw:text-box>
            <text:p text:style-name="P16"><text:span text:style-name="T14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2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4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2" draw:text-style-name="P3" draw:layer="layout" svg:x1="13.462cm" svg:y1="10.828cm" svg:x2="14.453cm" svg:y2="10.828cm">
          <text:p/>
        </draw:line>
        <draw:custom-shape draw:style-name="gr19" draw:text-style-name="P18" draw:layer="layout" svg:width="0.406cm" svg:height="0.406cm" svg:x="19.311cm" svg:y="4.117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4.648cm" svg:x2="20.066cm" svg:y2="4.648cm">
          <text:p/>
        </draw:line>
        <draw:custom-shape draw:style-name="gr39" draw:text-style-name="P3" draw:layer="layout" svg:width="0.406cm" svg:height="1.625cm" draw:transform="rotate (1.5707963267949) translate (4.725cm 10.3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5.334cm" svg:y="9.299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" draw:layer="layout" svg:width="11.938cm" svg:height="5.653cm" svg:x="14.646cm" svg:y="9.048cm">
          <text:p text:style-name="P5"><text:span text:style-name="T18">publicKey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17"><text:s text:c="4"/></text:span><text:span text:style-name="T17">"publicKeyPem": "</text:span><text:span text:style-name="T7">-----BEGIN PUB...0101010..END PUB -----\r\n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311cm" svg:y="9.575cm">
          <text:p text:style-name="P1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10.109cm" svg:x2="20.066cm" svg:y2="10.109cm">
          <text:p/>
        </draw:line>
        <draw:frame draw:style-name="gr9" draw:text-style-name="P19" draw:layer="layout" svg:width="12.96cm" svg:height="0.949cm" svg:x="3.687cm" svg:y="3.015cm">
          <draw:text-box>
            <text:p><text:span text:style-name="T7">caching=false</text:span></text:p>
          </draw:text-box>
        </draw:frame>
        <draw:frame draw:style-name="gr9" draw:text-style-name="P15" draw:layer="layout" svg:width="12.96cm" svg:height="0.949cm" svg:x="3.676cm" svg:y="2.487cm">
          <draw:text-box>
            <text:p><text:span text:style-name="T19">resolve()</text:span><text:span text:style-name="T13"> options:</text:span></text:p>
          </draw:text-box>
        </draw:frame>
        <draw:frame draw:style-name="gr9" draw:text-style-name="P19" draw:layer="layout" svg:width="12.96cm" svg:height="0.949cm" svg:x="7.487cm" svg:y="11.015cm">
          <draw:text-box>
            <text:p><text:span text:style-name="T7">caching=false</text:span></text:p>
          </draw:text-box>
        </draw:frame>
        <draw:frame draw:style-name="gr9" draw:text-style-name="P15" draw:layer="layout" svg:width="12.96cm" svg:height="0.949cm" svg:x="7.476cm" svg:y="10.487cm">
          <draw:text-box>
            <text:p><text:span text:style-name="T22">dereference()</text:span><text:span text:style-name="T13"> options:</text:span></text:p>
          </draw:text-box>
        </draw:frame>
        <draw:frame draw:style-name="gr9" draw:text-style-name="P15" draw:layer="layout" svg:width="12.96cm" svg:height="0.949cm" svg:x="1.175cm" svg:y="0.786cm">
          <draw:text-box>
            <text:p><text:span text:style-name="T13">Decentralized Identifier Regist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8:09:41.250671171</meta:creation-date>
    <dc:date>2019-04-11T23:40:58.607538083</dc:date>
    <meta:editing-duration>P2DT16H11M36S</meta:editing-duration>
    <meta:editing-cycles>192</meta:editing-cycles>
    <meta:generator>LibreOffice/6.1.5.2$Linux_X86_64 LibreOffice_project/10$Build-2</meta:generator>
    <dc:creator>Markus Sabadello</dc:creator>
    <meta:document-statistic meta:object-count="685"/>
  </office:meta>
</office:document-meta>
</file>